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line-height="0.049cm"/>
    </style:style>
    <style:style style:name="P2" style:family="paragraph" style:parent-style-name="Standard" style:master-page-name="">
      <style:paragraph-properties fo:line-height="0.049cm" style:page-number="auto" fo:break-before="page"/>
      <style:text-properties officeooo:paragraph-rsid="003ae7f6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loext:tab-stop-distance="0cm" style:writing-mode="lr-tb">
        <style:tab-stops/>
      </style:paragraph-properties>
      <style:text-properties fo:hyphenate="false"/>
    </style:style>
    <style:style style:name="T1" style:family="text">
      <style:text-properties fo:font-size="2pt" style:font-size-asian="2pt" style:font-size-complex="2pt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courrier">
        <text:p text:style-name="P2"><text:span text:style-name="T1"><office:annotation loext:resolved="false"><dc:creator>sge</dc:creator><dc:date>2017-01-31T14:05:31</dc:date><text:p text:style-name="P3">do section- for mailed_data in mailing_list</text:p><text:p text:style-name="P3">with new_c=view.mailed_context(mailed_data)</text:p></office:annotation></text:span><office:annotation loext:resolved="false"><dc:creator>sge</dc:creator><dc:date>2017-01-31T15:03:23</dc:date><text:p text:style-name="P3">do text</text:p><text:p text:style-name="P3">from pod(content=mailed_doc.file.data,context=new_c,format='odt',pageBreakAfter=(not loop.mailed_data.last and 'duplex'), managePageStyles=1, resolveFields='PageCount')</text:p></office:annotation></text:p>
      </text:section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0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entête" style:display-name="Imio entête" style:family="paragraph" style:parent-style-name="Header"/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mio_20_pied_20_de_20_page" style:display-name="Imio pied de page" style:family="paragraph" style:parent-style-name="Footer">
      <style:paragraph-properties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mio_20_tableau_20_normal" style:display-name="Imio tableau normal" style:family="paragraph" style:parent-style-name="Table_20_Contents"/>
    <style:style style:name="Imio_20_tableau_20_petit" style:display-name="Imio tableau petit" style:family="paragraph" style:parent-style-name="Table_20_Contents">
      <style:text-properties fo:font-size="10pt" style:font-size-asian="10pt" style:font-size-complex="10pt"/>
    </style:style>
    <style:style style:name="Imio_20_tableau_20_scan_5f_id" style:display-name="Imio tableau scan_id" style:family="paragraph" style:parent-style-name="Table_20_Contents" style:master-page-name="">
      <style:paragraph-properties fo:text-align="center" style:justify-single-word="false" style:page-number="auto"/>
      <style:text-properties fo:font-size="10pt" style:font-size-asian="10.5pt"/>
    </style:style>
    <style:style style:name="Imio_20_tableau_20_signataire" style:display-name="Imio tableau signataire" style:family="paragraph" style:parent-style-name="Table_20_Contents"/>
    <style:style style:name="Imio_20_tableau_20_exp" style:display-name="Imio tableau exp" style:family="paragraph" style:parent-style-name="Table_20_Contents"/>
    <style:style style:name="Imio_20_tableau_20_dest" style:display-name="Imio tableau dest" style:family="paragraph" style:parent-style-name="Table_20_Contents"/>
    <style:style style:name="Imio_20_tableau_20_ref" style:display-name="Imio tableau ref" style:family="paragraph" style:parent-style-name="Table_20_Contents"/>
    <style:style style:name="Imio_20_texte_20_date" style:display-name="Imio texte date" style:family="paragraph" style:parent-style-name="Text_20_body">
      <style:paragraph-properties fo:text-align="end" style:justify-single-word="fals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9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5T14:36:35.769293460</meta:creation-date>
    <meta:generator>LibreOffice/24.2.5.2$Linux_X86_64 LibreOffice_project/420$Build-2</meta:generator>
    <meta:editing-duration>P0D</meta:editing-duration>
    <meta:editing-cycles>1</meta:editing-cycles>
    <meta:document-statistic meta:table-count="0" meta:image-count="0" meta:object-count="0" meta:page-count="1" meta:paragraph-count="1" meta:word-count="0" meta:character-count="0" meta:non-whitespace-character-count="0"/>
  </office:meta>
</office:document-meta>
</file>